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swiss" style:font-pitch="fixed"/>
    <style:font-face style:name="MS Mincho" svg:font-family="'MS Mincho'" style:font-pitch="variable"/>
    <style:font-face style:name="Tahoma1" svg:font-family="Tahoma" style:font-pitch="variable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language="en" fo:country="US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ferences</text:h>
      <text:p text:style-name="P1"><text:span text:style-name="T6">Aagaard P,</text:span><text:span text:style-name="T6"> Helgeson HC</text:span> (1982) Thermodynamic and kinetic constraints on reaction rates among minerals and aqueous solutions: I. Theoretical considerations. <text:span text:style-name="T3">Amer J <text:s/>Sci</text:span>: 282: 237-285.</text:p>
      <text:p text:style-name="P1"><text:span text:style-name="T6">Anderson GM</text:span> (2005) Thermodynamics of Natural Systems. <text:span text:style-name="T3">Cambridge University Press</text:span>, Second Edition, 641 p.</text:p>
      <text:p text:style-name="P1"><text:span text:style-name="T6">Anderson G</text:span><text:span text:style-name="T6">M</text:span><text:span text:style-name="T6">, Crerar D</text:span> (1993) Thermodynamics in Geochemistry: The Equilibrium Model, <text:span text:style-name="T3">Oxford University Press</text:span>, 590 p.</text:p>
      <text:p text:style-name="P1"><text:span text:style-name="T6">Andreani R, Birgin EG, Martínez JM, Schuverdt ML</text:span> (2007) On Augmented Lagrangian methods with general lower-level constraints. <text:span text:style-name="T3">SIAM Journal on Optimization</text:span> 18: 1286-1309</text:p>
      <text:p text:style-name="P2"><text:span text:style-name="T1">Bartholomew-Biggs M</text:span><text:span text:style-name="T2"> (2008) Nonlinear Optimization With Engineering Applications. </text:span><text:span text:style-name="T3">Springer </text:span><text:span text:style-name="T3">Book Series,</text:span><text:span text:style-name="T3"> Optimization and Its Applications</text:span><text:span text:style-name="T2">, 19: 280 p</text:span></text:p>
      <text:p text:style-name="P1"><text:span text:style-name="T6">Berman RG</text:span> (1988) Internally-consistent thermodynamic data for stoichiometric minerals in the system Na2O-K2O-CaO-MgO-FeO-Fe2O3-Al2O3-SiO2-TiO2-H2O-CO2. <text:span text:style-name="T3">Journal of Petrology</text:span>, 29, 445-522.</text:p>
      <text:p text:style-name="Text_20_body"><text:span text:style-name="T1">Bethke CM</text:span><text:span text:style-name="T2"> (</text:span>1996) <text:span text:style-name="T2">Geochemical Reaction Modeling: Concepts and Applications.</text:span> <text:span text:style-name="T3">Oxfor</text:span><text:span text:style-name="T4">d University Press</text:span><text:span text:style-name="T5">, New York, 397 pp.</text:span></text:p>
      <text:p text:style-name="Text_20_body"><text:span text:style-name="T6">Cassou C</text:span><text:span text:style-name="T5"> (2000) Modélisation numérique des interactions eau-roche: Optimisation du code de calcul Diaphore et Application à la diagénèse minérale des réservoirs. </text:span><text:span text:style-name="T4">Thèse de Doctorat, Ecole Nationale Supérieure d’Arts et Métiers, Bordeaux</text:span><text:span text:style-name="T5">.</text:span></text:p>
      <text:p text:style-name="Text_20_body"><text:span text:style-name="T6">Connolly JDA</text:span> (1990) Multivariable phase diagrams: an algorithm based on generalized thermodynamics. <text:span text:style-name="T3">Amer J Sci</text:span> 290: 666-718 </text:p>
      <text:p text:style-name="P1"><text:span text:style-name="T6">Connolly JDA</text:span> (2005) Computation of phase equilibria by linear programming: <text:s text:c="2"/>A tool for geodynamic modeling and its application to subduction zone decarbonation. <text:span text:style-name="T3">Earth Planet Sci Lett</text:span> 236: 524 – 541</text:p>
      <text:p text:style-name="P1"><text:span text:style-name="T6">Corvisier J</text:span> (2006) Implémentation des phénomènes de germination / mûrissement / croissance des phases solides secondaires dans un modèle de transport-réactif en milieu poreux géologique. <text:span text:style-name="T3">Thèse de Doctorat, Ecole Nationale Supérieure des Mines de Saint-Etienne</text:span>. 309 p.</text:p>
      <text:p text:style-name="Text_20_body"><text:span text:style-name="T6">De Capitani C, Brown TH </text:span><text:span text:style-name="T5">(1987) The computation of chemical equilibrium in complex systems containing non-ideal solutions</text:span>, <text:span text:style-name="T3">Geochim Cosmochim Acta</text:span> 51: 2639-2652</text:p>
      <text:p text:style-name="Text_20_body"><text:span text:style-name="T6">Dennis JE, Schnabel RB</text:span> (1983)<text:span text:style-name="T2"> Numerical methods for unconstrained minimization and nonlinear equations. </text:span><text:span text:style-name="T3">Prentice-Hall</text:span> (reprinted 1996, SIAM).</text:p>
      <text:p text:style-name="Text_20_body"><text:span text:style-name="T6">Eriksson G</text:span> (1974): Thermodynamic studies of high temperature equilibria. XII: SOLGASMIX, a computer program for calculation of equilibrium compositions in the multiphase system. Chem. Scripta 8, 100-103. </text:p>
      <text:p text:style-name="Text_20_body"><text:span text:style-name="T6">Eriksson G and Hack K</text:span> (1990) ChemSage – A computer program for the calculation of complex chemical equilibria. <text:span text:style-name="T3">Metallurg Trans</text:span> 21B: 1013-1023.</text:p>
      <text:p text:style-name="Text_20_body"><text:span text:style-name="T6">Fuhrman ML, Lindsley DH</text:span> (1988) Ternary-Feldspar Modeling and Thermometry. <text:span text:style-name="T3">Amer Mineral </text:span>73: 201-15</text:p>
      <text:p text:style-name="Text_20_body"><text:span text:style-name="T1">Ganguly J</text:span><text:span text:style-name="T2"> (2008) </text:span><text:span text:style-name="Emphasis"><text:span text:style-name="T2">Thermodynamics in Earth Sciences. </text:span></text:span><text:span text:style-name="Emphasis"><text:span text:style-name="T3">Springer</text:span></text:span><text:span text:style-name="Emphasis"><text:span text:style-name="T2">, 501 p.</text:span></text:span></text:p>
      <text:p text:style-name="Text_20_body"><text:span text:style-name="T6">Gilbert JC</text:span> (2006) SQPlab - A Matlab software for solving nonlinear optimization problems and optimal control problems. In Bonnans JY, Gilbert JC, Lemaréchal C, Sagastizábal CA, "<text:span text:style-name="T3">Numerical Optimization: Theoretical and Practical Aspects</text:span>", <text:s text:c="2"/><text:span text:style-name="T3">Springer</text:span>.</text:p>
      <text:p text:style-name="Text_20_body"><text:soft-page-break/><text:span text:style-name="T9">Haar L, Gallagher JS, Kell GS</text:span><text:span text:style-name="T7"> (1984) NBS/NRC Steam Tables. Thermodynamic </text:span><text:span text:style-name="T7">and Transport Properties and Computer Programs for Vapor and Liquid States of </text:span><text:span text:style-name="T7">Water in SI Units. </text:span><text:span text:style-name="T8">McGraw-Hill</text:span><text:span text:style-name="T7">, New York, 318 p.</text:span></text:p>
      <text:p text:style-name="P1"><text:span text:style-name="T6">Harvie CE, Moeller N, Weare JH</text:span> (1984) The prediction of mineral solubilities in natural waters: The Na-K-Mg- Ca-H-Cl-SO4-OH-HCO3-CO3-CO2-H2O system to high ionic strength at 25oC. <text:span text:style-name="T3">Geochim Cosmochim Acta</text:span>, 48, 723-751.</text:p>
      <text:p text:style-name="Text_20_body"><text:span text:style-name="T9">Helgeson HC</text:span><text:span text:style-name="T7"> (1969) T</text:span><text:span text:style-name="T7">hermodynamics of hydrothermal systems <text:s/>at elevated temperatures and pressures</text:span><text:span text:style-name="T7">. </text:span><text:span text:style-name="T8">Amer J Sci</text:span><text:span text:style-name="T7"> : 729-</text:span></text:p>
      <text:p text:style-name="Text_20_body"><text:span text:style-name="T6">Helgeson HC, Kirkham DH,</text:span><text:span text:style-name="T6"> Flowers GC</text:span> (1981) Theoretical prediction of the thermodynamic behavior of aqueous electrolytes at high pressures and temperatures: IV. Calculation of activity coefficients, osmotic coefficients, and apparent molal and standard and relative partial molal properties to 600°C and 5 kb. <text:span text:style-name="T3">Amer J Sci</text:span>, 281: 1249-1516..</text:p>
      <text:p text:style-name="Text_20_body"><text:span text:style-name="T6">Holland TJB, Powell R</text:span> (1998) An internally consistent thermodynamic data set for phases of petrological interest. <text:span text:style-name="T3">J Metamorph Geol</text:span> 16: 309-343.</text:p>
      <text:p text:style-name="Text_20_body"><text:span text:style-name="T6">Johnson JW, Oelkers EH, Helgeson HC </text:span>(1992) SUPCRT92: a software package for calculating the standard molal thermodynamic properties of minerals, gases, aqueous species, and reactions from 1 to 5000 bar and 0 to 1000 °C. <text:span text:style-name="T3">Comput Geosci</text:span> 18: 899-947.</text:p>
      <text:p text:style-name="Text_20_body"><text:span text:style-name="T6">Karpov IK, Chudnenko KV, Kulik DA</text:span> (1997) Modeling chemical mass-transfer in geochemical processes: Thermodynamic relations, conditions of equilibria and numerical algorithms. <text:span text:style-name="T3">Amer J Sci</text:span> 297: 767-806.</text:p>
      <text:p text:style-name="Text_20_body"><text:span text:style-name="T6">Karpov IK, Kazmin LA</text:span> (1972) Calculation of geochemical equilibria in homogenous multi component systems. <text:span text:style-name="T3">Geochem Internat</text:span> 9: 252-262</text:p>
      <text:p text:style-name="Text_20_body"><text:span text:style-name="T6">Kelley CT</text:span> (2003)<text:span text:style-name="T2"> Solving nonlinear equations with Newton's method</text:span>. <text:span text:style-name="T3">SIAM</text:span>, 104 pp. </text:p>
      <text:p text:style-name="Text_20_body"><text:span text:style-name="T6">Korzhinskii DS</text:span> (1950) Phase rule and geological mobility of elements. <text:span text:style-name="T3">Internat Geol Cong 18th</text:span>. Great Britain. Rept. Pt. 2, Sec. A, p. 50-57. </text:p>
      <text:p text:style-name="Text_20_body"><text:span text:style-name="T6">Kulik DA</text:span> (2006) Dual-thermodynamic estimation of stoichiometry and stability of solid solution end members in aqueous–solid solution systems. <text:span text:style-name="T3">Chem Geol</text:span> 225: 189-212</text:p>
      <text:p text:style-name="Text_20_body"><text:span text:style-name="T6">Lasaga AC, Soler JM, Ganor J, Burch TE, Nagy KL</text:span> (1994) Chemical weathering rate laws and global geochemical cycles. <text:span text:style-name="T3">Geochim Cosmochim Acta</text:span> 58: 2361–8</text:p>
      <text:p text:style-name="Text_20_body"><text:span text:style-name="T6">Le Gallo Y, Bildstein O, Brosse E</text:span> (1998) Coupled reaction-flow modeling of diagenetic changes in reservoir permeability, porosity and mineral compositions. <text:span text:style-name="T3">Jour Hydrology</text:span> 209, p. 366-388.</text:p>
      <text:p text:style-name="Text_20_body"><text:span text:style-name="T6">Lichtner PC</text:span><text:span text:style-name="T5"> (1988) The quasi stationary state approximation to coupled mass transport and fluid-rock interaction in porous media. </text:span><text:span text:style-name="T4">Geochim Cosmochim Acta</text:span><text:span text:style-name="T5"> 52, 143–165.</text:span></text:p>
      <text:p text:style-name="Text_20_body"><text:span text:style-name="T6">Lichtner P</text:span><text:span text:style-name="T6">C</text:span> (1996) Continuum formulation of reactive transport. <text:span text:style-name="T3">Reviews in Mineralogy</text:span> 34:1-81.</text:p>
      <text:p text:style-name="Text_20_body"><text:span text:style-name="T6">Nourtier-Mazauric E, B. Guy G, B. Fritz F, E. Brosse B, D. Garcia D, Clement A</text:span> (2003) Modeling the dissolution/precipitation of ideal solid solutions. <text:span text:style-name="T3">Oil &amp; Gas Science and Technology</text:span> 60: <text:s/>401-415.</text:p>
      <text:p text:style-name="Text_20_body"><text:span text:style-name="T6">Palandri JL, Kharaka YK</text:span> (2004) A compilation of rate parameters of water-mineral interaction kinetics for application to geochemical modeling. <text:span text:style-name="T3">U.S.G.S Open File Report</text:span> 2004-1068, 64 p.</text:p>
      <text:p text:style-name="Text_20_body"><text:span text:style-name="T6">Peng </text:span><text:span text:style-name="T6">D,</text:span><text:span text:style-name="T6"> Robinson D</text:span> (1976) NEW 2-CONSTANT EQUATION OF STATE. INDUSTRIAL, ENGINEERING CHEMISTRY FUNDAMENTALS, 15:59-64.</text:p>
      <text:p text:style-name="P1"><text:soft-page-break/><text:span text:style-name="T6">Pitzer KS</text:span> (1973) Thermodynamics of electrolytes, Part 1: Theoretical basis and general equations, <text:span text:style-name="T3">Journal of Physical Chemistry</text:span>, 77: 268-277</text:p>
      <text:p text:style-name="P1"><text:span text:style-name="T6">Pitzer KS</text:span> (1991) Ion interaction approach: theory and data correlation. In: Pitzer K.S. (Ed.) <text:span text:style-name="T3">Activity Coefficients in Electrolyte Solutions. 2nd Edition, CRC Press</text:span>, pp. 75-153.</text:p>
      <text:p text:style-name="P1"><text:span text:style-name="T6">Press WH, Teukolsky SA, Vetterling WT, Flannery BP</text:span> (1992) Numerical Recipes in Fortran: The Art of Scientific Computing. Cambridge University Press</text:p>
      <text:p text:style-name="P1"><text:span text:style-name="T6">Redlich O, Kwong JNS</text:span> (1949), On the thermodynamics of solutions. 5. An equation of state - fugacities of gaseous solutions. <text:span text:style-name="T3">Chemical Reviews</text:span> 44: 233-244. </text:p>
      <text:p text:style-name="P1"><text:span text:style-name="T6">Saunders N, Miodownik AP</text:span> (1998) CALPHAD: A comprehensive guide. Pergamon.</text:p>
      <text:p text:style-name="P1"><text:span text:style-name="T6">Shvarov YV</text:span> (1999) Algorithmisation of the numeric equilibrium modeling of dynamic geochemical processes. <text:span text:style-name="T3">Geochem Internat</text:span> 37: 571–576.</text:p>
      <text:p text:style-name="Text_20_body"><text:span text:style-name="T6">Smith WR, Missen RW</text:span> (1982) <text:span text:style-name="T3">Chemical reaction equilibrium analysis. Theory and algorithms</text:span>. Wiley, 364 pp</text:p>
      <text:p text:style-name="Text_20_body"><text:span text:style-name="T6">Soler JM, Lasaga AC</text:span> (1998) An advection -dispersion -reaction model of bauxite formation. <text:span text:style-name="T3">Journal of Hydrology</text:span> 209: 311-330</text:p>
      <text:p text:style-name="Text_20_body"><text:span text:style-name="T6">Takeno N</text:span> (2001) FLASK-SG: A program to compute chemical equilibria in metamorphic petrology. <text:span text:style-name="T3">Com Geosci</text:span> 27: 1779-1188</text:p>
      <text:p text:style-name="Text_20_body"><text:span text:style-name="T6">Tanger JC, Helgeson HC</text:span> (1988) Calculation of the thermodynamic and transport-properties of aqueous species at high-pressures and temperatures - revised equations of state for the standard partial molal properties of ions and electrolytes. <text:s/><text:span text:style-name="T3">Amer J Sci</text:span>, 288: 19-98.</text:p>
      <text:p text:style-name="Text_20_body"><text:span text:style-name="T6">Thompson JB Jr.</text:span>, 1959. Local equilibrium in metasomatic processes. in Abelson, P. H., ed., <text:span text:style-name="T3">Researches in geochemistry</text:span>, New York, John Wiley and Sons, p. 427-457.</text:p>
      <text:p text:style-name="Text_20_body"><text:span text:style-name="T6">Trenty L</text:span> (2003) SIMUSCOPP, Transport réactif. IFP</text:p>
      <text:p text:style-name="Text_20_body"><text:span text:style-name="T6">van der Lee J</text:span> (1998) <text:span text:style-name="T2">Thermodynamic and mathematical concepts of CHESS</text:span>. Technical report LHM/RD/98/3. Ecole des Mines de Paris. </text:p>
      <text:p text:style-name="Text_20_body"><text:span text:style-name="T6">Walker HF</text:span> (2002) <text:span text:style-name="T2">Numerical methods for nonlinear equations</text:span>. <text:span text:style-name="T3">Worcester Polytechnic Institute</text:span>, 133 pp.</text:p>
      <text:p text:style-name="Text_20_body"><text:span text:style-name="T6">White WB, Johnson SM, Dantzig GB</text:span> (1958). Chemical equilibrium in complex mixtures. <text:span text:style-name="T3">Jour Chem Phys</text:span>, 28: 751–755.</text:p>
      <text:p text:style-name="Text_20_body"><text:span text:style-name="T6">Wolery TJ</text:span> (1979) Calculation of chemical equilibrium between aqueous solutions and minerals: the EQ3/6 software package. Lawrence Livermore Laboratory, University of California, 46 p. </text:p>
      <text:p text:style-name="Text_20_body"><text:span text:style-name="T6">White WB, Johnson SM, Dantzig GB</text:span> (1958) Chemical equilibrium in complex mixtures. <text:span text:style-name="T3">J</text:span><text:span text:style-name="T3">our</text:span><text:span text:style-name="T3"> Chem Phys</text:span> 28: 751-755.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adornments="Book" style:font-family-generic="swiss" style:font-pitch="fixed"/>
    <style:font-face style:name="MS Mincho" svg:font-family="'MS Mincho'" style:font-pitch="variable"/>
    <style:font-face style:name="Tahoma1" svg:font-family="Tahoma" style:font-pitch="variable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.6cm" fo:margin-right="0.6cm" fo:margin-top="0.101cm" fo:margin-bottom="0.101cm" fo:text-align="justify" style:justify-single-word="false" fo:text-indent="0cm" style:auto-text-indent="false" fo:background-color="transparent">
        <style:background-image/>
      </style:paragraph-properties>
      <style:text-properties style:font-name="DejaVu Serif" fo:font-size="11pt"/>
    </style:style>
    <style:style style:name="Heading" style:family="paragraph" style:parent-style-name="Standard" style:next-style-name="Text_20_body" style:class="text">
      <style:paragraph-properties fo:margin-top="0cm" fo:margin-bottom="0.4cm" fo:background-color="transparent" fo:padding="0cm" fo:border="none" style:shadow="none" fo:keep-with-next="always">
        <style:background-image/>
      </style:paragraph-properties>
      <style:text-properties style:font-name="DejaVu Serif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.101cm" fo:background-color="#e6e6e6" fo:padding="0.049cm" fo:border-left="none" fo:border-right="none" fo:border-top="0.06pt solid #000000" fo:border-bottom="0.06pt solid #000000" style:shadow="none">
        <style:background-image/>
      </style:paragraph-properties>
      <style:text-properties style:font-name="DejaVu Serif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199cm" fo:margin-right="0cm" fo:margin-top="0.3cm" fo:margin-bottom="0.101cm" fo:text-indent="0cm" style:auto-text-indent="false" style:page-number="auto" fo:background-color="transparent">
        <style:background-image/>
      </style:paragraph-properties>
      <style:text-properties style:font-name="DejaVu Serif" fo:font-size="11pt" fo:font-style="italic" fo:font-weight="normal" fo:background-color="#e6e6e6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cm" fo:margin-right="0cm" fo:margin-top="0.101cm" fo:margin-bottom="0.101cm" fo:text-indent="0cm" style:auto-text-indent="false" fo:background-color="transparent" style:shadow="none">
        <style:background-image/>
      </style:paragraph-properties>
      <style:text-properties style:font-name="DejaVu Serif" fo:font-size="11pt" fo:font-style="italic" fo:font-weight="normal" fo:background-color="#e6e6e6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6cm" fo:margin-right="0cm" fo:margin-top="0.101cm" fo:margin-bottom="0.101cm" fo:text-indent="0cm" style:auto-text-indent="false"/>
      <style:text-properties style:font-name="DejaVu Serif1" fo:font-size="11pt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left="0.801cm" fo:margin-right="0cm" fo:text-indent="0cm" style:auto-text-indent="false"/>
      <style:text-properties style:font-name="DejaVu Serif1" fo:font-size="11pt" fo:font-style="italic" fo:font-weight="normal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2cm" fo:margin-right="0cm" fo:text-align="justify" style:justify-single-word="false" fo:text-indent="0cm" style:auto-text-indent="false"/>
      <style:text-properties fo:font-size="9pt"/>
    </style:style>
    <style:style style:name="TextHiLite" style:family="paragraph" style:parent-style-name="Text_20_body" style:next-style-name="Text_20_body" style:class="text">
      <style:paragraph-properties fo:margin-left="0.6cm" fo:margin-right="0.6cm" fo:text-indent="0cm" style:auto-text-indent="false"/>
      <style:text-properties fo:font-size="14pt"/>
    </style:style>
    <style:style style:name="TextTable" style:family="paragraph" style:parent-style-name="Text_20_body" style:next-style-name="Text_20_body" style:class="text">
      <style:paragraph-properties fo:margin-left="0.6cm" fo:margin-right="0.6cm" fo:margin-top="0cm" fo:margin-bottom="0cm" fo:text-indent="0cm" style:auto-text-indent="false" fo:padding="0.15cm" fo:border-left="0.99pt solid #800080" fo:border-right="none" fo:border-top="none" fo:border-bottom="none" style:shadow="none"/>
      <style:text-properties style:font-name="DejaVu Serif" fo:font-size="11pt"/>
    </style:style>
    <style:style style:name="TextInfo" style:family="paragraph" style:parent-style-name="TextTable" style:next-style-name="Text_20_body" style:class="text">
      <style:paragraph-properties fo:margin-left="0.6cm" fo:margin-right="0cm" fo:text-align="start" style:justify-single-word="false" fo:text-indent="0cm" style:auto-text-indent="false" fo:padding="0.15cm" fo:border-left="0.99pt solid #800080" fo:border-right="none" fo:border-top="none" fo:border-bottom="none" style:shadow="none"/>
      <style:text-properties style:font-name="DejaVu Sans Mono" fo:font-size="11pt" fo:language="zxx" fo:country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style:style style:name="TextSmall" style:family="paragraph" style:parent-style-name="Text_20_body">
      <style:paragraph-properties fo:text-align="start" style:justify-single-word="false" style:shadow="non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4cm" fo:text-indent="0cm" style:auto-text-indent="false"/>
      <style:text-properties style:font-name="DejaVu Serif2" fo:font-size="130%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DejaVu Serif2" fo:font-size="12pt" fo:font-weight="normal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.4cm" fo:margin-right="0.4cm" fo:margin-top="0.101cm" fo:margin-bottom="0.101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DejaVu Serif" fo:font-size="11pt"/>
    </style:style>
    <style:style style:name="Contents_20_2" style:display-name="Contents 2" style:family="paragraph" style:parent-style-name="Index" style:class="index">
      <style:paragraph-properties fo:margin-left="0.4cm" fo:margin-right="0.4cm" fo:margin-top="0.101cm" fo:margin-bottom="0.101cm" fo:text-indent="0cm" style:auto-text-indent="false" style:shadow="none">
        <style:tab-stops>
          <style:tab-stop style:position="17.503cm" style:type="right" style:leader-style="dotted" style:leader-text="."/>
        </style:tab-stops>
      </style:paragraph-properties>
      <style:text-properties style:font-name="DejaVu Serif" fo:font-size="11pt"/>
    </style:style>
    <style:style style:name="Contents_20_3" style:display-name="Contents 3" style:family="paragraph" style:parent-style-name="Index" style:class="index">
      <style:paragraph-properties fo:margin-left="0.4cm" fo:margin-right="0.4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DejaVu Serif" fo:font-size="11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date>2012-05-03T19:59:43</dc:date>
    <meta:editing-cycles>62</meta:editing-cycles>
    <meta:editing-duration>PT9H28M21S</meta:editing-duration>
    <dc:creator>moutte </dc:creator>
    <meta:document-statistic meta:table-count="0" meta:image-count="0" meta:object-count="0" meta:page-count="3" meta:paragraph-count="54" meta:word-count="1164" meta:character-count="8253" meta:non-whitespace-character-count="7126"/>
    <meta:user-defined meta:name="Info 1"/>
    <meta:user-defined meta:name="Info 2"/>
    <meta:user-defined meta:name="Info 3"/>
    <meta:user-defined meta:name="Info 4"/>
  </office:meta>
</office:document-meta>
</file>